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0.80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492in"/>
    </style:style>
    <style:style style:name="co7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4"/>
        </table:table-row>
        <table:table-row table:style-name="ro2"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4"/>
        </table:table-row>
        <table:table-row table:style-name="ro2"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4"/>
        </table:table-row>
        <table:table-row table:style-name="ro2"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4"/>
        </table:table-row>
        <table:table-row table:style-name="ro2"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4"/>
        </table:table-row>
        <table:table-row table:style-name="ro2"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4"/>
        </table:table-row>
        <table:table-row table:style-name="ro2"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4"/>
        </table:table-row>
        <table:table-row table:style-name="ro2"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4"/>
        </table:table-row>
        <table:table-row table:style-name="ro2"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4"/>
        </table:table-row>
        <table:table-row table:style-name="ro2"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4"/>
        </table:table-row>
        <table:table-row table:style-name="ro2"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4"/>
        </table:table-row>
        <table:table-row table:style-name="ro2"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4"/>
        </table:table-row>
        <table:table-row table:style-name="ro2"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4"/>
        </table:table-row>
        <table:table-row table:style-name="ro2"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4"/>
        </table:table-row>
        <table:table-row table:style-name="ro2"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4"/>
        </table:table-row>
        <table:table-row table:style-name="ro2"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4"/>
        </table:table-row>
        <table:table-row table:style-name="ro2"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4"/>
        </table:table-row>
        <table:table-row table:style-name="ro2"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4"/>
        </table:table-row>
        <table:table-row table:style-name="ro2"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4"/>
        </table:table-row>
        <table:table-row table:style-name="ro2"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4"/>
        </table:table-row>
        <table:table-row table:style-name="ro2"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4"/>
        </table:table-row>
        <table:table-row table:style-name="ro2"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4"/>
        </table:table-row>
        <table:table-row table:style-name="ro2"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4"/>
        </table:table-row>
        <table:table-row table:style-name="ro2"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4"/>
        </table:table-row>
        <table:table-row table:style-name="ro2"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4"/>
        </table:table-row>
        <table:table-row table:style-name="ro2"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4"/>
        </table:table-row>
        <table:table-row table:style-name="ro2"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4"/>
        </table:table-row>
        <table:table-row table:style-name="ro2"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4"/>
        </table:table-row>
        <table:table-row table:style-name="ro2"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2"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4"/>
        </table:table-row>
        <table:table-row table:style-name="ro2"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4"/>
        </table:table-row>
        <table:table-row table:style-name="ro2"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4"/>
        </table:table-row>
        <table:table-row table:style-name="ro2"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4"/>
        </table:table-row>
        <table:table-row table:style-name="ro2"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4"/>
        </table:table-row>
        <table:table-row table:style-name="ro2"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4"/>
        </table:table-row>
        <table:table-row table:style-name="ro2"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4"/>
        </table:table-row>
        <table:table-row table:style-name="ro2"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4"/>
        </table:table-row>
        <table:table-row table:style-name="ro2"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4"/>
        </table:table-row>
        <table:table-row table:style-name="ro2"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4"/>
        </table:table-row>
        <table:table-row table:style-name="ro2"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4"/>
        </table:table-row>
        <table:table-row table:style-name="ro2"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4"/>
        </table:table-row>
        <table:table-row table:style-name="ro2"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4"/>
        </table:table-row>
        <table:table-row table:style-name="ro2"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4"/>
        </table:table-row>
        <table:table-row table:style-name="ro2"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4"/>
        </table:table-row>
        <table:table-row table:style-name="ro2"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4"/>
        </table:table-row>
        <table:table-row table:style-name="ro2"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4"/>
        </table:table-row>
        <table:table-row table:style-name="ro2"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4"/>
        </table:table-row>
        <table:table-row table:style-name="ro2"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4"/>
        </table:table-row>
        <table:table-row table:style-name="ro2"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4"/>
        </table:table-row>
        <table:table-row table:style-name="ro2"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4"/>
        </table:table-row>
        <table:table-row table:style-name="ro2"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4"/>
        </table:table-row>
        <table:table-row table:style-name="ro2"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4"/>
        </table:table-row>
        <table:table-row table:style-name="ro2"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4"/>
        </table:table-row>
        <table:table-row table:style-name="ro2"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4"/>
        </table:table-row>
        <table:table-row table:style-name="ro2"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4"/>
        </table:table-row>
        <table:table-row table:style-name="ro2"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4"/>
        </table:table-row>
        <table:table-row table:style-name="ro2"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4"/>
        </table:table-row>
        <table:table-row table:style-name="ro2"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4"/>
        </table:table-row>
        <table:table-row table:style-name="ro2"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4"/>
        </table:table-row>
        <table:table-row table:style-name="ro2"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4"/>
        </table:table-row>
        <table:table-row table:style-name="ro2"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4"/>
        </table:table-row>
        <table:table-row table:style-name="ro2"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4"/>
        </table:table-row>
        <table:table-row table:style-name="ro2"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4"/>
        </table:table-row>
        <table:table-row table:style-name="ro2"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4"/>
        </table:table-row>
        <table:table-row table:style-name="ro2"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4"/>
        </table:table-row>
        <table:table-row table:style-name="ro2"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4"/>
        </table:table-row>
        <table:table-row table:style-name="ro2"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4"/>
        </table:table-row>
        <table:table-row table:style-name="ro2"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4"/>
        </table:table-row>
        <table:table-row table:style-name="ro2"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4"/>
        </table:table-row>
        <table:table-row table:style-name="ro2"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4"/>
        </table:table-row>
        <table:table-row table:style-name="ro2"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4"/>
        </table:table-row>
        <table:table-row table:style-name="ro2"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4"/>
        </table:table-row>
        <table:table-row table:style-name="ro2"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4"/>
        </table:table-row>
        <table:table-row table:style-name="ro2"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4"/>
        </table:table-row>
        <table:table-row table:style-name="ro2"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4"/>
        </table:table-row>
        <table:table-row table:style-name="ro2"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4"/>
        </table:table-row>
        <table:table-row table:style-name="ro2"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4"/>
        </table:table-row>
        <table:table-row table:style-name="ro2"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4"/>
        </table:table-row>
        <table:table-row table:style-name="ro2"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4"/>
        </table:table-row>
        <table:table-row table:style-name="ro2"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4"/>
        </table:table-row>
        <table:table-row table:style-name="ro2"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4"/>
        </table:table-row>
        <table:table-row table:style-name="ro2"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4"/>
        </table:table-row>
        <table:table-row table:style-name="ro2"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4"/>
        </table:table-row>
        <table:table-row table:style-name="ro2"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4"/>
        </table:table-row>
        <table:table-row table:style-name="ro2"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4"/>
        </table:table-row>
        <table:table-row table:style-name="ro2"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4"/>
        </table:table-row>
        <table:table-row table:style-name="ro2"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4"/>
        </table:table-row>
        <table:table-row table:style-name="ro2">
          <table:table-cell office:value-type="string">
            <text:p>Soul Sludge</text:p>
          </table:table-cell>
          <table:table-cell/>
          <table:table-cell office:value-type="string">
            <text:p>disease</text:p>
          </table:table-cell>
          <table:table-cell office:value-type="string">
            <text:p>degenerate</text:p>
          </table:table-cell>
          <table:table-cell/>
          <table:table-cell office:value-type="string">
            <text:p>mineral</text:p>
          </table:table-cell>
          <table:table-cell office:value-type="string">
            <text:p>underground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1014"/>
        </table:table-row>
      </table:table>
      <table:database-ranges>
        <table:database-range table:name="__Anonymous_Sheet_DB__0" table:target-range-address="Sheet1.A1:Sheet1.J1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0">06/10/2023</text:date>, <text:time>15:3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3-06-10T15:37:22.22</dc:date>
    <meta:editing-duration>PT3H40M14S</meta:editing-duration>
    <meta:editing-cycles>7</meta:editing-cycles>
    <meta:generator>OpenOffice/4.1.13$Win32 OpenOffice.org_project/4113m1$Build-9810</meta:generator>
    <meta:document-statistic meta:table-count="1" meta:cell-count="857" meta:object-count="0"/>
  </office:meta>
</office:document-meta>
</file>